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0f4" officeooo:paragraph-rsid="001e20f4"/>
    </style:style>
    <style:style style:name="P2" style:family="paragraph" style:parent-style-name="Standard">
      <style:paragraph-properties fo:text-align="justify" style:justify-single-word="false"/>
      <style:text-properties officeooo:rsid="001e20f4" officeooo:paragraph-rsid="001e20f4"/>
    </style:style>
    <style:style style:name="P3" style:family="paragraph" style:parent-style-name="Standard">
      <style:text-properties officeooo:rsid="001fa2a1" officeooo:paragraph-rsid="001fa2a1"/>
    </style:style>
    <style:style style:name="T1" style:family="text">
      <style:text-properties fo:font-size="14pt"/>
    </style:style>
    <style:style style:name="T2" style:family="text">
      <style:text-properties officeooo:rsid="00204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º PASSO =</text:p>
      <text:p text:style-name="P1">ENTRAR NO SITE <text:a xlink:type="simple" xlink:href="https://github.com/" text:style-name="Internet_20_link" text:visited-style-name="Visited_20_Internet_20_Link">GITHUB</text:a> </text:p>
      <text:p text:style-name="P1"/>
      <text:p text:style-name="P1">2º PASSO =</text:p>
      <text:p text:style-name="P1">CRIE UM NOVO REPOSITÓRIO</text:p>
      <text:p text:style-name="P1"/>
      <text:p text:style-name="P1">3º PASSO =</text:p>
      <text:p text:style-name="P2">OLHA EU ESTOU PARTINDO E ACREDITANDO QUE VOCÊ TENHA INSTALADO O SOFTWARE NECESSÁRIO NO SEU WINDOWS OU LINUX, QUE GERENCIA O UPLOAD PARA O SERVIDOR DO GITHUB, ENTÃO VAMOS LÁ, CASO VOCÊ NÃO SAIBA COMO INSTALAR PROCURE UM TUTORIAL QUE TE AJUDE A INSTALAR NA SUA MAQUINA.</text:p>
      <text:p text:style-name="P1"><text:tab/>git config –global user.name “seu nome”</text:p>
      <text:p text:style-name="P1"><text:tab/>git config –global user.email “<text:a xlink:type="simple" xlink:href="mailto:seuemail@email.com" text:style-name="Internet_20_link" text:visited-style-name="Visited_20_Internet_20_Link">seuemail@email.com</text:a>”</text:p>
      <text:p text:style-name="P1">4º PASSO=</text:p>
      <text:p text:style-name="P1">CRIE UM REPOSITÓRIO (PASTA) EM SEU COMPUTADOR COM O MESMO NOME DO DIRETÓRIO CRIADO NO GITHUB.</text:p>
      <text:p text:style-name="P1"/>
      <text:p text:style-name="P1">5º PASSO=</text:p>
      <text:p text:style-name="P1">ABRA O TERMINAL DO GIT NO DIRETORIO CRIADO.</text:p>
      <text:p text:style-name="P1"><text:tab/>git init</text:p>
      <text:p text:style-name="P1"/>
      <text:p text:style-name="P1">6º PASSO=</text:p>
      <text:p text:style-name="P2"><text:tab/>git remot<text:span text:style-name="T2">e</text:span> add origin &lt;aqui vai o endereço do ssh que você criou no github&gt;</text:p>
      <text:p text:style-name="P2"><text:tab/>exemplo: git remot add origin <text:a xlink:type="simple" xlink:href="https://github.com/heudersena/sisTotal.git" text:style-name="Internet_20_link" text:visited-style-name="Visited_20_Internet_20_Link">https://github.com/heudersena/sisTotal.git</text:a></text:p>
      <text:p text:style-name="P1"/>
      <text:p text:style-name="P1">7º PASSO =</text:p>
      <text:p text:style-name="P1"><text:tab/>git pull origin master</text:p>
      <text:p text:style-name="P1"/>
      <text:p text:style-name="P3">8º PASSO=</text:p>
      <text:p text:style-name="P3"><text:tab/>git add &lt;nome do arquivo&gt;</text:p>
      <text:p text:style-name="P3"><text:tab/></text:p>
      <text:p text:style-name="P3"><text:tab/>ou usa o comando de baixo que envia todos de um só vez para o github</text:p>
      <text:p text:style-name="P3"/>
      <text:p text:style-name="P3"><text:tab/>git add . </text:p>
      <text:p text:style-name="P3"/>
      <text:p text:style-name="P3">9<text:span text:style-name="T1">º PASSO=</text:span></text:p>
      <text:p text:style-name="P3"><text:span text:style-name="T1"><text:tab/>git commit -m “escreva uma mensagem de sua preferencia”</text:span></text:p>
      <text:p text:style-name="P3"><text:span text:style-name="T1"/></text:p>
      <text:p text:style-name="P3"><text:span text:style-name="T1">10º PASSO=</text:span></text:p>
      <text:p text:style-name="P3"><text:span text:style-name="T1"><text:tab/>git push origin master</text:span></text:p>
      <text:p text:style-name="P3"><text:span text:style-name="T1"/></text:p>
      <text:p text:style-name="P3"><text:span text:style-name="T1"/></text:p>
      <text:p text:style-name="P3"><text:span text:style-name="T1">========== BONUS =======</text:span></text:p>
      <text:p text:style-name="P3"><text:span text:style-name="T1">ao trabalhar em equipe é bom ter a boa pratica de fazer o git fetch origin, caso outra pessoa que tambem participe do projeto fazer uma alteração do push o proxímo será regeitado, por isso á importância dessa pratica.</text:span></text:p>
      <text:p text:style-name="P3"><text:span text:style-name="T1"/></text:p>
      <text:p text:style-name="P3"><text:span text:style-name="T1">E-mail: </text:span><text:a xlink:type="simple" xlink:href="mailto:contato@galeguinhodobrasil.com.br" text:style-name="Internet_20_link" text:visited-style-name="Visited_20_Internet_20_Link"><text:span text:style-name="T1">contato@galeguinhodobrasil.com.br</text:span></text:a></text:p>
      <text:p text:style-name="P3"><text:span text:style-name="T1">whatsapp: (61)9 9302-988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51:40.322205910</meta:creation-date>
    <dc:date>2017-05-01T23:40:29.496483970</dc:date>
    <meta:editing-duration>PT32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25" meta:character-count="1309" meta:non-whitespace-character-count="1100"/>
  </office:meta>
</office:document-meta>
</file>